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11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Abril 2023</text:span><draw:frame draw:style-name="fr3" draw:name="image1.png" text:anchor-type="char" svg:x="3.156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dbh0n1vac4c8" text:style-name="Index_20_Link" text:visited-style-name="Index_20_Link"><text:span text:style-name="T18">1. Fecha de entrega<text:tab/>3</text:span></text:a></text:p>
          <text:p text:style-name="P14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4"><text:a xlink:type="simple" xlink:href="#_mddm13ai61n6" text:style-name="Index_20_Link" text:visited-style-name="Index_20_Link"><text:span text:style-name="T18">3. Actividad 01<text:tab/>3</text:span></text:a></text:p>
          <text:p text:style-name="P14"><text:a xlink:type="simple" xlink:href="#_jsi4oxewkf1n" text:style-name="Index_20_Link" text:visited-style-name="Index_20_Link"><text:span text:style-name="T18">4. Actividad 02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15">UD11. Actividades evaluables 01</text:span></text:p>
      <text:list xml:id="list711263331" text:style-name="WWNum3">
        <text:list-item>
          <text:p text:style-name="P30"><text:bookmark text:name="_dbh0n1vac4c8"/>Fecha de entrega</text:p>
        </text:list-item>
      </text:list>
      <text:p text:style-name="Standard"><text:span text:style-name="T10">Fecha límite de entrega: </text:span><text:span text:style-name="T20">Miércoles 5 de abril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413630096838" text:continue-numbering="true" text:style-name="WWNum3">
        <text:list-item>
          <text:p text:style-name="P30"><text:bookmark text:name="_9maybllx2a09"/><text:soft-page-break/>Observaciones previas a la realización de tareas evaluables</text:p>
        </text:list-item>
      </text:list>
      <text:list xml:id="list3038120102" text:style-name="WWNum1">
        <text:list-item>
          <text:p text:style-name="P24">Este entregable deberá enseñarse al profesor en el plazo pedido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3412488950024" text:continue-list="list23413630096838" text:style-name="WWNum3">
        <text:list-item>
          <text:p text:style-name="P30"><text:bookmark text:name="_mddm13ai61n6"/>Actividad 01</text:p>
        </text:list-item>
      </text:list>
      <text:p text:style-name="P10">Utiliza el cliente de correo “ThunderBird” <text:a xlink:type="simple" xlink:href="https://www.thunderbird.net/es-ES/" text:style-name="ListLabel_20_19" text:visited-style-name="ListLabel_20_19"><text:span text:style-name="T21">https://www.thunderbird.net/es-ES/</text:span></text:a> de forma que descargue tu correo electrónico (proponemos para la actividad una cuenta de Gmail) <text:span text:style-name="T20">sin eliminarlo del servidor</text:span> (es decir, que los correos sigan en el servidor para siempre).</text:p>
      <text:p text:style-name="P11"><text:span text:style-name="T11"><text:s/>❕</text:span><text:span text:style-name="T12"> </text:span><text:span text:style-name="T10">Atención: </text:span>por si acaso, <text:span text:style-name="T20">haz las pruebas con una cuenta de correo que no uses</text:span> y no haya información que puedas perder. <text:span text:style-name="T20">¡Sé cuidadoso!</text:span></text:p>
      <text:p text:style-name="P10">Para poder realizar esto con una cuenta de GMAIL, puedes seguir estos pasos:</text:p>
      <text:p text:style-name="P10"><text:a xlink:type="simple" xlink:href="https://support.google.com/mail/answer/7126229?visit_id=638161091282374737-2140322366&amp;rd=1#zippy=%2Cpaso-comprueba-que-imap-est%C3%A9-activado" text:style-name="ListLabel_20_19" text:visited-style-name="ListLabel_20_19"><text:span text:style-name="T21">https://support.google.com/mail/answer/7126229?visit_id=638161091282374737-2140322366&amp;rd=1#zippy=%2Cpaso-comprueba-que-imap-est%C3%A9-activado</text:span></text:a></text:p>
      <text:p text:style-name="P10">En resumen:</text:p>
      <text:list xml:id="list2011851174" text:style-name="WWNum2">
        <text:list-item>
          <text:p text:style-name="P25">Comprueba que IMAP este habilitado en tu cuenta (tal como explica el enlace).</text:p>
        </text:list-item>
        <text:list-item>
          <text:p text:style-name="P26">Utiliza la configuración automática de cuentas de ThunderBird, ya detectará el servidor de IMAP (para gestionar el correo) y SMTP (para enviar correo). </text:p>
          <text:list>
            <text:list-item>
              <text:p text:style-name="P28">Si no detecta los servidores, debes colocarlos a mano tal como indica el enlace.</text:p>
            </text:list-item>
            <text:list-item>
              <text:p text:style-name="P28">Te recomendamos que NO guardes el password, que te lo pida cada vez.</text:p>
            </text:list-item>
          </text:list>
        </text:list-item>
        <text:list-item>
          <text:p text:style-name="P27">Tras detectar la configuración, ThunderBird os propondrá elegir si usar IMAP o POP. No uséis POP, usar IMAP (POP por defecto, elimina mensajes del servidor y sin una adecuada configuración podríais perder mensajes).</text:p>
        </text:list-item>
      </text:list>
      <text:p text:style-name="P11"><text:span text:style-name="T9"><text:s/>📕 </text:span><text:span text:style-name="T10">A entregar: </text:span>enseñar el profesorado ThunderBird recogiendo tu correo y dejándolo en tu buzón sin eliminarlos.</text:p>
      <text:list xml:id="list23412767498605" text:continue-list="list23412488950024" text:style-name="WWNum3">
        <text:list-item>
          <text:p text:style-name="P29"><text:bookmark text:name="_jsi4oxewkf1n"/>Actividad 02</text:p>
        </text:list-item>
      </text:list>
      <text:p text:style-name="Standard">Tras realizar la actividad anterior, configurar varias carpetas de tu agrado para organizar tu correo (Instituto, Juegos, Publicidad, Amigos, etc.) y archiva algunos correos en ellas. Establece filtros para que las carpetas se comporten de manera inteligente.</text:p>
      <text:p text:style-name="Standard"><text:a xlink:type="simple" xlink:href="https://support.mozilla.org/es/kb/organizar-tus-mensajes-utilizando-filtros" text:style-name="ListLabel_20_19" text:visited-style-name="ListLabel_20_19"><text:span text:style-name="T21">https://support.mozilla.org/es/kb/organizar-tus-mensajes-utilizando-filtros</text:span></text:a></text:p>
      <text:p text:style-name="P11"><text:span text:style-name="T9"><text:s/>📕 </text:span><text:span text:style-name="T10">A entregar: </text:span>enseñar al profesorado ThunderBird con las carpetas y los filtros funcion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1. Actividades evaluables 01</text:span></text:p>
      </style:header>
      <style:footer>
        <text:p text:style-name="MP4"><text:span text:style-name="MT1">Aplicaciones Ofimáticas (Office Applications)<text:tab/><text:tab/>UD11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4" meta:word-count="478" meta:character-count="3200" meta:non-whitespace-character-count="2761"/>
    <meta:generator>LibreOfficeDev/6.0.5.2$Linux_X86_64 LibreOffice_project/</meta:generator>
  </office:meta>
</office:document-meta>
</file>